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8c6f0" officeooo:paragraph-rsid="0008c6f0"/>
    </style:style>
    <style:style style:name="P2" style:family="paragraph" style:parent-style-name="Standard">
      <style:paragraph-properties fo:text-align="justify" style:justify-single-word="false"/>
      <style:text-properties officeooo:rsid="001226aa" officeooo:paragraph-rsid="001226aa"/>
    </style:style>
    <style:style style:name="T1" style:family="text">
      <style:text-properties officeooo:rsid="000ae2af"/>
    </style:style>
    <style:style style:name="T2" style:family="text">
      <style:text-properties officeooo:rsid="000fd528"/>
    </style:style>
    <style:style style:name="T3" style:family="text">
      <style:text-properties officeooo:rsid="00119976"/>
    </style:style>
    <style:style style:name="T4" style:family="text">
      <style:text-properties officeooo:rsid="0013212f"/>
    </style:style>
    <style:style style:name="T5" style:family="text">
      <style:text-properties officeooo:rsid="0013c9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a historia empezo en un<text:span text:style-name="T1">a ciudad </text:span><text:span text:style-name="T2">secreta</text:span><text:span text:style-name="T1"> llamada Charlistone </text:span><text:span text:style-name="T2">donde havia una gran canridad de cientifico especializados en </text:span><text:span text:style-name="T3">fisica quantica, todos ellos queria descubrir como reducir la materia a un estado minuscilo o quasi in existente, puesto que les havian encomendado de deshacerse de los desechos nuclesares que no se pueden reciclar.</text:span></text:p>
      <text:p text:style-name="P2">Entre todos estos cientificos havia uno que no solia destacar mucho llamado <text:span text:style-name="T4">Ociredef</text:span> <text:span text:style-name="T4">Aicrag</text:span> <text:span text:style-name="T4">Acrol, </text:span><text:span text:style-name="T5">el nunca era el primero en descublir las cosas puesto que compartia siempre sus pequeños avances con el gurop lo que probocaba que laquien se le abancase en alguna parte del proyec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imbus Sans" style:font-size-asian="10.5pt" style:language-asian="zh" style:country-asian="CN" style:font-name-complex="Nimbus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imbus Sans" style:font-size-asian="10.5pt" style:language-asian="zh" style:country-asian="CN" style:font-name-complex="Nimbus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imbus Sans" style:font-family-complex="'Nimbus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10:31:02.117834880</meta:creation-date>
    <meta:generator>LibreOffice/7.5.9.2$Linux_X86_64 LibreOffice_project/50$Build-2</meta:generator>
    <dc:date>2024-03-30T11:14:46.825951891</dc:date>
    <meta:editing-duration>PT10M49S</meta:editing-duration>
    <meta:editing-cycles>5</meta:editing-cycles>
    <meta:document-statistic meta:table-count="0" meta:image-count="0" meta:object-count="0" meta:page-count="1" meta:paragraph-count="2" meta:word-count="99" meta:character-count="622" meta:non-whitespace-character-count="525"/>
  </office:meta>
</office:document-meta>
</file>